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A000003F13A8AC5A819A38834.png" manifest:media-type="image/png"/>
  <manifest:file-entry manifest:full-path="Pictures/100000000000050000000355E170549AAD7052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快適なスライド作りと公開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5.24cm" svg:height="10.156cm" svg:x="6.35cm" svg:y="3.179cm">
          <draw:image xlink:href="Pictures/100000000000050000000355E170549AAD705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6.757cm" svg:x="1.27cm" svg:y="4.197cm" presentation:class="title" presentation:user-transformed="true">
          <draw:text-box>
            <text:p text:style-name="P2"><text:span text:style-name="T1">Google Slide</text:span><text:span text:style-name="T1">でスライドを作ってきたが、問題があることには気づいていた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- PDFがポータブルで好きだが、誤りがあったときに直すのが面倒</text:p>
                <text:p>- ローカルやクラウドにバラバラにあってどこかにいってしまう。今まで作ったものは散逸して残ってない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これらを解決したい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4.505cm" svg:x="1.471cm" svg:y="5.323cm" presentation:class="title" presentation:user-transformed="true">
          <draw:text-box>
            <text:p text:style-name="P2">背景...<text:line-break/>Q.そもそもなぜスライドにするか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なぜスライド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読む側が最小限の時間/労力で把握できる</text:p>
                <text:list>
                  <text:list-item>
                    <text:p>読んでもらうためには数分ですぐ理解できなければならない</text:p>
                  </text:list-item>
                  <text:list-item>
                    <text:p>本を読み通せるのは、作者と出版社の信用と努力があるから</text:p>
                  </text:list-item>
                </text:list>
              </text:list-item>
              <text:list-item>
                <text:p>制約が生み出す表現</text:p>
                <text:list>
                  <text:list-item>
                    <text:p>文字数の制約がある</text:p>
                  </text:list-item>
                  <text:list-item>
                    <text:p>いかに整理して直感的に伝えるか?を考えるのを強いら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4.505cm" svg:x="1.471cm" svg:y="5.02cm" presentation:class="title" presentation:user-transformed="true">
          <draw:text-box>
            <text:p>これらを踏まえて、スライドツールには何が必要か?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スライドツールに求めること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WYSIWYGでできる</text:p>
              </text:list-item>
            </text:list>
            <text:list text:style-name="L4">
              <text:list-item>
                <text:list>
                  <text:list-item>
                    <text:p>画像の再配置/縮小拡大をやりたいから</text:p>
                  </text:list-item>
                </text:list>
              </text:list-item>
            </text:list>
            <text:list text:style-name="L3">
              <text:list-item>
                <text:p>再編集できる</text:p>
              </text:list-item>
              <text:list-item>
                <text:p>コマンドラインでPDFにエクスポートできる</text:p>
                <text:list>
                  <text:list-item>
                    <text:p>スライドを変更するたびに再エクスポートを手動でしたくない</text:p>
                  </text:list-item>
                  <text:list-item>
                    <text:p>PDFは配信に便利である</text:p>
                  </text:list-item>
                </text:list>
              </text:list-item>
              <text:list-item>
                <text:p>元データをローカルに保存できる(Git管理できる)</text:p>
                <text:list>
                  <text:list-item>
                    <text:p>コマンドラインやCIを自由に設定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なので、ローカルマシンで動作するスライド作成ツールが候補になる</text:p>
              </text:list-header>
              <text:list-item>
                <text:p>PowerPoint</text:p>
              </text:list-item>
              <text:list-item>
                <text:p>LibreOffice Impress</text:p>
                <text:list>
                  <text:list-item>
                    <text:p>Linuxで利用しやすいので、これにし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作成から配信の流れ</text:p>
          </draw:text-box>
        </draw:frame>
        <draw:frame presentation:style-name="pr4" draw:layer="layout" svg:width="25.199cm" svg:height="9.134cm" svg:x="1.905cm" svg:y="4.201cm" presentation:class="outline" presentation:user-transformed="true">
          <draw:text-box>
            <text:list text:style-name="L3">
              <text:list-header>
                <text:p>- 普通にスライド作成、保存(ODP)</text:p>
                <text:list>
                  <text:list-header>
                    <text:p>※ LibreOfficeの標準フォーマットはODP</text:p>
                  </text:list-header>
                </text:list>
                <text:p>- 変換 <text:span text:style-name="T2">$ libreoffice --convert-to pdf *.odp</text:span></text:p>
                <text:p>- 生成したPDF, 元ファイルODPをコミット</text:p>
                <text:p>- GitHub Pagesで配信</text:p>
                <text:list>
                  <text:list-header>
                    <text:p>- <text:a xlink:href="https://kijimad.github.io/roam/pdfs/index.html?file=20250201_slide.pdf" xlink:type="simple">https://kijimad.github.io/roam/pdfs/index.html?file=20250201_slide.pdf</text:a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配信</text:p>
          </draw:text-box>
        </draw:frame>
        <draw:frame draw:style-name="gr1" draw:text-style-name="P2" draw:layer="layout" svg:width="22.225cm" svg:height="11.66cm" svg:x="3.175cm" svg:y="2.945cm">
          <draw:image xlink:href="Pictures/100000000000074A000003F13A8AC5A819A38834.png" xlink:type="simple" xlink:show="embed" xlink:actuate="onLoad" draw:mime-type="image/png">
            <text:p/>
          </draw:image>
        </draw:frame>
        <draw:frame draw:style-name="gr3" draw:text-style-name="P4" draw:layer="layout" svg:width="10.727cm" svg:height="1.17cm" svg:x="14.067cm" svg:y="3.91cm">
          <draw:text-box>
            <text:p>pdf.jsにページ送りUIをつけただけ</text:p>
          </draw:text-box>
        </draw:frame>
        <draw:frame draw:style-name="gr3" draw:text-style-name="P4" draw:layer="layout" svg:width="22.617cm" svg:height="1.881cm" svg:x="3.462cm" svg:y="13.758cm">
          <draw:text-box>
            <text:p>ページ数を指定できたりもする<text:line-break/><text:a xlink:href="https://kijimad.github.io/roam/pdfs/index.html?file=20250201_slide.pdf&amp;page=4" xlink:type="simple">https://kijimad.github.io/roam/pdfs/index.html?file=20250201_slide.pdf&amp;page=4</text:a></text:p>
          </draw:text-box>
        </draw:frame>
        <draw:frame draw:style-name="gr4" draw:text-style-name="P4" draw:layer="layout" svg:width="0.502cm" svg:height="0.962cm" svg:x="2.976cm" svg:y="12.10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まと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作成 → 配信がスムーズにでき、修正も楽になった。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min-height="8.884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1T01:16:32.225488145</meta:creation-date>
    <dc:date>2025-02-01T12:16:05.559877297</dc:date>
    <meta:editing-duration>PT2H7M31S</meta:editing-duration>
    <meta:editing-cycles>11</meta:editing-cycles>
    <meta:generator>LibreOffice/7.3.7.2$Linux_X86_64 LibreOffice_project/30$Build-2</meta:generator>
    <meta:document-statistic meta:object-count="70"/>
  </office:meta>
</office:document-meta>
</file>